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style="italic" style:font-size-asian="15pt" style:font-style-asian="italic" style:font-size-complex="15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ssier d'initialisation de la conception</text:p>
      <text:p text:style-name="P1"/>
      <text:p text:style-name="P3">Charte graphique</text:p>
      <text:p text:style-name="P2"/>
      <text:p text:style-name="P2">Nous utiliserons la charte graphique de l'INSA</text:p>
      <text:p text:style-name="P2"/>
      <text:p text:style-name="P3">Guide de style </text:p>
      <text:p text:style-name="P2"/>
      <text:p text:style-name="P2">Le développement de l'application se fera conformément au guide de style fourni par Oracle.</text:p>
      <text:p text:style-name="P2"/>
      <text:p text:style-name="P2"><text:span text:style-name="T1">Métaphores </text:span>:</text:p>
      <text:p text:style-name="P2"/>
      <text:p text:style-name="P9">profile : superviseur </text:p>
      <text:p text:style-name="P2"/>
      <text:p text:style-name="P3">Description.</text:p>
      <text:p text:style-name="P2"/>
      <text:p text:style-name="P2">L'interface est composée de deux modes différents : mode édition, mode suivi. </text:p>
      <text:p text:style-name="P2">Dans les deux cas, la fenêtre est divisée en deux parties : une vue graphique et une vue textuelle. </text:p>
      <text:p text:style-name="P2">La vue textuelle décrit l'itinéraire des livreurs. On y trouve une liste de livraison ordonnée par plage horaire. La livraison contient les informations sur l'horaire d'arrivée et de départ (prévue et réel), l'adresse, le nom du client et le numéro du colis. </text:p>
      <text:p text:style-name="P2">Dans la fenêtre d'édition, un clic droit sur une livraison donne accès à trois options : ajouter une livraison avant/après, intervertir avec une autre livraison et supprimer la livraison. </text:p>
      <text:p text:style-name="P2">Un bouton en bas à gauche permet de calculer l'itinéraire le plus court. </text:p>
      <text:p text:style-name="P2">Une liste en haut à droite permet de sélectionner le livreur. </text:p>
      <text:p text:style-name="P2">La vue graphique représente un plan d'une partie de la ville. </text:p>
      <text:p text:style-name="P2">Le superviseur dispose d'un bouton pour enregistrer et d'un autre pour valider les changements.</text:p>
      <text:p text:style-name="P2">Dans la fenêtre de suivi, un clic droit donne accès à deux des options : intervertir et supprimer. </text:p>
      <text:p text:style-name="P2">On peut suivre la position du livreur en temps réel </text:p>
      <text:p text:style-name="P2"/>
      <text:p text:style-name="P2"><text:span text:style-name="T1">Vocabulaire.</text:span> </text:p>
      <text:p text:style-name="P2">Plan, tronçon, adresse, livraison, plage horaire, livreur. </text:p>
      <text:p text:style-name="P2"/>
      <text:p text:style-name="P7">Symboles graphiques.</text:p>
      <text:p text:style-name="P2"/>
      <text:p text:style-name="P2"/>
      <text:p text:style-name="P2"><text:soft-page-break/><text:span text:style-name="T3">Forme</text:span>.</text:p>
      <text:p text:style-name="P2">Trait pointillé → itinéraire prévu, trait plein gras→ itinéraire réalisé, point gras → Adresse de livraison, point → adresse de livraison potentiel, point d’exclamation →retard, triangle → position du livreur </text:p>
      <text:p text:style-name="P2"/>
      <text:p text:style-name="P5">Couleur</text:p>
      <text:p text:style-name="P2">rouge : retard, combinaison de vert/bleu → plage horaire donnée. </text:p>
      <text:p text:style-name="P2"/>
      <text:p text:style-name="P2"><text:span text:style-name="T1">Objets manipulés.</text:span></text:p>
      <text:p text:style-name="P2">plan, livraison, plage horaire, itinéraire</text:p>
      <text:p text:style-name="P2"/>
      <text:p text:style-name="P9"/>
      <text:p text:style-name="P9">Profile : livreur </text:p>
      <text:p text:style-name="P2"/>
      <text:p text:style-name="P3">Description : </text:p>
      <text:p text:style-name="P2"/>
      <text:p text:style-name="P2">L'interface affiche sur une carte l'itinéraire que le livreur doit suivre. Appuyer sur un point de livraison permet d'afficher les détails de la livraison. Il dispose de boutons larges, adapté aux appareils mobiles. </text:p>
      <text:p text:style-name="P2">Le premier regroupe les informations sur la prochaine livraison : nom du client adresse, horaire de passage estimé. Il permet de passer en mode GPS. </text:p>
      <text:p text:style-name="P2">Le deuxième permet de passer en mode client. </text:p>
      <text:p text:style-name="P2">Le troisième permet de signaler que la tournée est effectuée et qu'il est rentré à l’entrepôt. </text:p>
      <text:p text:style-name="P2"/>
      <text:p text:style-name="P2">Le mode GPS permet au client de se rendre au prochain point de livraison. En plus du GPS, le livreur peut contacter le superviseur en cas de problème (embouteillage, panne...), passer en mode client ou revenir à la vue globale. </text:p>
      <text:p text:style-name="P2">Le mode client regroupe les informations sur la localisation, le numéro de colis et le client. </text:p>
      <text:p text:style-name="P2">Le livreur peut alors valider la réception (si le client est présent) ou signaler un problème. Pour cela, il dispose de plusieurs boutons contenant le motif du problème. </text:p>
      <text:p text:style-name="P2">Il peut également revenir à l'écran précédent.</text:p>
      <text:p text:style-name="P2">Lorsqu'il valide la réception, le livreur a un récapitulatif des informations liées au colis. </text:p>
      <text:p text:style-name="P2">Si tout est en ordre, il dispose d'un bouton signature qui lui donne accès à un cadre dans lequel le client peut signer et il valide la commande.</text:p>
      <text:p text:style-name="P2">Sinon il peut signaler un problème de la même façon que depuis la fenêtre précédente.</text:p>
      <text:p text:style-name="P2"/>
      <text:p text:style-name="P2"/>
      <text:p text:style-name="P2"><text:soft-page-break/><text:span text:style-name="T1">Symboles graphiques : </text:span></text:p>
      <text:p text:style-name="P2"/>
      <text:p text:style-name="P6">Couleurs</text:p>
      <text:p text:style-name="P2">bleu : tournée en cours, vert : tournée terminée.</text:p>
      <text:p text:style-name="P2"/>
      <text:p text:style-name="P2"><text:span text:style-name="T1">Objets manipulés.</text:span></text:p>
      <text:p text:style-name="P2">livraison, itinéraire, plan, plan G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Rispal</meta:initial-creator>
    <meta:creation-date>2014-12-09T08:35:28.44</meta:creation-date>
    <dc:date>2014-12-16T11:31:16.09</dc:date>
    <dc:creator>Simon Rispal</dc:creator>
    <meta:editing-duration>PT4H45M39S</meta:editing-duration>
    <meta:editing-cycles>43</meta:editing-cycles>
    <meta:generator>OpenOffice/4.1.0$Win32 OpenOffice.org_project/410m18$Build-9764</meta:generator>
    <meta:document-statistic meta:table-count="0" meta:image-count="0" meta:object-count="0" meta:page-count="3" meta:paragraph-count="45" meta:word-count="530" meta:character-count="3294"/>
  </office:meta>
</office:document-meta>
</file>